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MS Mincho" svg:font-family="'MS Mincho', 'ＭＳ 明朝'"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75in" fo:margin-left="0.1917in" fo:margin-right="0.1583in" table:align="margins"/>
    </style:style>
    <style:style style:name="Table1.A" style:family="table-column">
      <style:table-column-properties style:column-width="1.0417in" style:rel-column-width="10382*"/>
    </style:style>
    <style:style style:name="Table1.B" style:family="table-column">
      <style:table-column-properties style:column-width="0.8646in" style:rel-column-width="8617*"/>
    </style:style>
    <style:style style:name="Table1.C" style:family="table-column">
      <style:table-column-properties style:column-width="3.0938in" style:rel-column-width="30836*"/>
    </style:style>
    <style:style style:name="Table1.D" style:family="table-column">
      <style:table-column-properties style:column-width="1.575in" style:rel-column-width="1570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8792in" fo:margin-left="0.0375in" fo:margin-right="0.0083in" table:align="margins" style:writing-mode="lr-tb"/>
    </style:style>
    <style:style style:name="Table2.A" style:family="table-column">
      <style:table-column-properties style:column-width="0.825in" style:rel-column-width="1188*"/>
    </style:style>
    <style:style style:name="Table2.B" style:family="table-column">
      <style:table-column-properties style:column-width="3.7646in" style:rel-column-width="5421*"/>
    </style:style>
    <style:style style:name="Table2.C" style:family="table-column">
      <style:table-column-properties style:column-width="0.8035in" style:rel-column-width="1157*"/>
    </style:style>
    <style:style style:name="Table2.D" style:family="table-column">
      <style:table-column-properties style:column-width="1.4861in" style:rel-column-width="2140*"/>
    </style:style>
    <style:style style:name="Table2.1" style:family="table-row">
      <style:table-row-properties style:keep-together="true" fo:keep-together="auto"/>
    </style:style>
    <style:style style:name="Table2.A1" style:family="table-cell">
      <style:table-cell-properties style:vertical-align="middle"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middle" fo:background-color="#e6e6e6" fo:padding-left="0.075in" fo:padding-right="0.075in" fo:padding-top="0in" fo:padding-bottom="0in" fo:border="0.0069in solid #000000" style:writing-mode="lr-tb">
        <style:background-image/>
      </style:table-cell-properties>
    </style:style>
    <style:style style:name="Table2.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C2"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middle" fo:padding-left="0.075in" fo:padding-right="0.075in" fo:padding-top="0in" fo:padding-bottom="0in" fo:border="0.0069in solid #000000" style:writing-mode="lr-tb"/>
    </style:style>
    <style:style style:name="Table2.A4"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D4"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4.5069in" fo:margin-left="0.2465in" table:align="left" style:writing-mode="lr-tb"/>
    </style:style>
    <style:style style:name="Table3.A" style:family="table-column">
      <style:table-column-properties style:column-width="3.2in"/>
    </style:style>
    <style:style style:name="Table3.B" style:family="table-column">
      <style:table-column-properties style:column-width="1.306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785in" fo:margin-left="-0.0125in" table:align="left" style:writing-mode="lr-tb"/>
    </style:style>
    <style:style style:name="Table5.A" style:family="table-column">
      <style:table-column-properties style:column-width="1.0715in"/>
    </style:style>
    <style:style style:name="Table5.B" style:family="table-column">
      <style:table-column-properties style:column-width="0.6875in"/>
    </style:style>
    <style:style style:name="Table5.D" style:family="table-column">
      <style:table-column-properties style:column-width="0.5in"/>
    </style:style>
    <style:style style:name="Table5.E" style:family="table-column">
      <style:table-column-properties style:column-width="0.8125in"/>
    </style:style>
    <style:style style:name="Table5.G" style:family="table-column">
      <style:table-column-properties style:column-width="0.75in"/>
    </style:style>
    <style:style style:name="Table5.H" style:family="table-column">
      <style:table-column-properties style:column-width="0.625in"/>
    </style:style>
    <style:style style:name="Table5.I" style:family="table-column">
      <style:table-column-properties style:column-width="0.7569in"/>
    </style:style>
    <style:style style:name="Table5.1" style:family="table-row">
      <style:table-row-properties style:min-row-height="0.5056in" style:keep-together="true" fo:keep-together="auto"/>
    </style:style>
    <style:style style:name="Table5.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I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5.2" style:family="table-row">
      <style:table-row-properties style:min-row-height="0.1771in" style:keep-together="true" fo:keep-together="auto"/>
    </style:style>
    <style:style style:name="Table5.A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5.I2" style:family="table-cell">
      <style:table-cell-properties style:vertical-align="bottom" fo:padding-left="0.075in" fo:padding-right="0.075in" fo:padding-top="0in" fo:padding-bottom="0in" fo:border="0.0069in solid #000000" style:writing-mode="lr-tb"/>
    </style:style>
    <style:style style:name="Table4" style:family="table">
      <style:table-properties style:width="6.6569in" fo:margin-left="-0.0785in" table:align="left" style:writing-mode="lr-tb"/>
    </style:style>
    <style:style style:name="Table4.A" style:family="table-column">
      <style:table-column-properties style:column-width="2.2167in"/>
    </style:style>
    <style:style style:name="Table4.B" style:family="table-column">
      <style:table-column-properties style:column-width="1.0083in"/>
    </style:style>
    <style:style style:name="Table4.C" style:family="table-column">
      <style:table-column-properties style:column-width="3.4319in"/>
    </style:style>
    <style:style style:name="Table4.1" style:family="table-row">
      <style:table-row-properties style:keep-together="true" fo:keep-together="auto"/>
    </style:style>
    <style:style style:name="Table4.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C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3.8563in" fo:margin-left="0.4215in" table:align="left" style:writing-mode="lr-tb"/>
    </style:style>
    <style:style style:name="Table6.A" style:family="table-column">
      <style:table-column-properties style:column-width="1.2347in"/>
    </style:style>
    <style:style style:name="Table6.B" style:family="table-column">
      <style:table-column-properties style:column-width="2.6215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0201in" fo:margin-bottom="0in" fo:line-height="150%"/>
      <style:text-properties style:font-name="Arial"/>
    </style:style>
    <style:style style:name="P2" style:family="paragraph" style:parent-style-name="Standard">
      <style:paragraph-properties fo:margin-top="0.0201in" fo:margin-bottom="0in" fo:line-height="150%" fo:text-align="center" style:justify-single-word="false"/>
      <style:text-properties style:font-name="Arial"/>
    </style:style>
    <style:style style:name="P3" style:family="paragraph" style:parent-style-name="Standard">
      <style:paragraph-properties fo:margin-top="0.0201in" fo:margin-bottom="0in" fo:line-height="150%" fo:text-align="end" style:justify-single-word="false"/>
      <style:text-properties style:font-name="Arial"/>
    </style:style>
    <style:style style:name="P4" style:family="paragraph" style:parent-style-name="Standard">
      <style:paragraph-properties fo:margin-top="0.0201in" fo:margin-bottom="0in" fo:line-height="150%" fo:text-align="justify" style:justify-single-word="false"/>
      <style:text-properties style:font-name="Arial"/>
    </style:style>
    <style:style style:name="P5" style:family="paragraph" style:parent-style-name="Standard">
      <style:paragraph-properties fo:margin-top="0.0201in" fo:margin-bottom="0in" fo:line-height="150%" style:snap-to-layout-grid="false"/>
      <style:text-properties style:font-name="Arial"/>
    </style:style>
    <style:style style:name="P6" style:family="paragraph" style:parent-style-name="Standard">
      <style:paragraph-properties fo:margin-top="0.0201in" fo:margin-bottom="0in" fo:line-height="150%"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paragraph-properties fo:margin-top="0.0201in" fo:margin-bottom="0in" fo:line-height="150%"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margin-top="0.0201in" fo:margin-bottom="0in" fo:line-height="150%" style:snap-to-layout-grid="false"/>
      <style:text-properties style:font-name="Arial" fo:font-weight="bold" style:font-weight-asian="bold" style:font-name-complex="Arial" style:font-weight-complex="bold"/>
    </style:style>
    <style:style style:name="P9" style:family="paragraph" style:parent-style-name="Standard">
      <style:paragraph-properties fo:margin-top="0.0201in" fo:margin-bottom="0in" fo:line-height="150%" fo:orphans="2" fo:widows="2" style:snap-to-layout-grid="false"/>
      <style:text-properties style:font-name="Arial" fo:font-size="9pt" fo:font-weight="bold" style:font-size-asian="9pt" style:language-asian="ja" style:country-asian="JP" style:font-weight-asian="bold" style:font-name-complex="Arial" style:font-size-complex="9pt"/>
    </style:style>
    <style:style style:name="P10" style:family="paragraph" style:parent-style-name="Standard">
      <style:paragraph-properties fo:margin-top="0.0201in" fo:margin-bottom="0in" fo:line-height="150%" fo:orphans="2" fo:widows="2" style:snap-to-layout-grid="false"/>
      <style:text-properties style:font-name="Arial" style:font-name-asian="MS Mincho" style:language-asian="ja" style:country-asian="JP" style:font-name-complex="Arial"/>
    </style:style>
    <style:style style:name="P11" style:family="paragraph" style:parent-style-name="Standard">
      <style:paragraph-properties fo:margin-top="0.0201in" fo:margin-bottom="0in" fo:line-height="150%" fo:orphans="2" fo:widows="2" style:snap-to-layout-grid="false"/>
      <style:text-properties style:font-name="Arial" style:language-asian="ja" style:country-asian="JP" style:font-name-complex="Arial"/>
    </style:style>
    <style:style style:name="P12" style:family="paragraph" style:parent-style-name="Standard">
      <style:paragraph-properties fo:margin-top="0.0201in" fo:margin-bottom="0in" fo:line-height="150%" style:snap-to-layout-grid="false"/>
      <style:text-properties style:font-name="Arial" style:font-weight-complex="bold"/>
    </style:style>
    <style:style style:name="P13" style:family="paragraph" style:parent-style-name="Standard">
      <style:paragraph-properties fo:margin-top="0.0201in" fo:margin-bottom="0in" fo:line-height="150%" style:snap-to-layout-grid="false"/>
      <style:text-properties style:font-name="Arial" style:font-style-complex="italic"/>
    </style:style>
    <style:style style:name="P14" style:family="paragraph" style:parent-style-name="Standard">
      <style:paragraph-properties fo:margin-top="0.0201in" fo:margin-bottom="0in" fo:line-height="150%"/>
    </style:style>
    <style:style style:name="P15" style:family="paragraph" style:parent-style-name="Standard">
      <style:paragraph-properties fo:margin-top="0.0201in" fo:margin-bottom="0in" fo:line-height="150%" style:snap-to-layout-grid="false"/>
      <style:text-properties fo:color="#0000ff" style:font-name="Arial" style:font-style-complex="italic"/>
    </style:style>
    <style:style style:name="P16" style:family="paragraph" style:parent-style-name="Standard">
      <style:paragraph-properties fo:margin-top="0.0201in" fo:margin-bottom="0in" fo:line-height="150%" fo:text-align="justify" style:justify-single-word="false" fo:break-before="page"/>
      <style:text-properties style:font-name="Arial"/>
    </style:style>
    <style:style style:name="P17" style:family="paragraph" style:parent-style-name="Standard">
      <style:paragraph-properties fo:margin-left="0.25in" fo:margin-right="0in" fo:margin-top="0.0201in" fo:margin-bottom="0in" fo:line-height="150%" fo:text-indent="0in" style:auto-text-indent="false"/>
      <style:text-properties style:font-name="Arial"/>
    </style:style>
    <style:style style:name="P18" style:family="paragraph" style:parent-style-name="Text_20_body">
      <style:paragraph-properties fo:margin-top="0.0201in" fo:margin-bottom="0in" fo:line-height="150%" fo:text-align="justify" style:justify-single-word="false" fo:break-before="page"/>
      <style:text-properties style:font-name="Arial"/>
    </style:style>
    <style:style style:name="P19" style:family="paragraph" style:parent-style-name="Text_20_body" style:list-style-name="WW8Num2">
      <style:paragraph-properties fo:margin-left="0.25in" fo:margin-right="0in" fo:margin-top="0.0201in" fo:margin-bottom="0in" fo:line-height="150%" fo:text-indent="-0.25in" style:auto-text-indent="false"/>
      <style:text-properties style:font-name="Arial"/>
    </style:style>
    <style:style style:name="P20" style:family="paragraph" style:parent-style-name="Text_20_body" style:list-style-name="WW8Num9">
      <style:paragraph-properties fo:margin-left="0.25in" fo:margin-right="0in" fo:margin-top="0.0201in" fo:margin-bottom="0in" fo:line-height="150%" fo:text-indent="-0.25in" style:auto-text-indent="false"/>
      <style:text-properties style:font-name="Arial"/>
    </style:style>
    <style:style style:name="P21" style:family="paragraph" style:parent-style-name="Text_20_body" style:list-style-name="WW8Num9">
      <style:paragraph-properties fo:margin-left="0.25in" fo:margin-right="0in" fo:margin-top="0.0201in" fo:margin-bottom="0in" fo:line-height="150%" fo:text-indent="-0.25in" style:auto-text-indent="false" style:snap-to-layout-grid="false"/>
      <style:text-properties style:font-name="Arial"/>
    </style:style>
    <style:style style:name="P22" style:family="paragraph" style:parent-style-name="Text_20_body" style:list-style-name="WW8Num27">
      <style:paragraph-properties fo:margin-left="0.25in" fo:margin-right="0in" fo:margin-top="0.0201in" fo:margin-bottom="0in" fo:line-height="150%" fo:text-indent="0in" style:auto-text-indent="false"/>
      <style:text-properties fo:color="#0000ff" style:font-name="Arial"/>
    </style:style>
    <style:style style:name="P23" style:family="paragraph" style:parent-style-name="Text_20_body">
      <style:paragraph-properties fo:margin-left="0.25in" fo:margin-right="0in" fo:margin-top="0.0201in" fo:margin-bottom="0in" fo:line-height="150%" fo:text-indent="0in" style:auto-text-indent="false"/>
      <style:text-properties style:font-name="Arial"/>
    </style:style>
    <style:style style:name="P24" style:family="paragraph" style:parent-style-name="Text_20_body">
      <style:paragraph-properties fo:margin-left="0in" fo:margin-right="0in" fo:margin-top="0.0201in" fo:margin-bottom="0in" fo:line-height="150%" fo:text-align="center" style:justify-single-word="false" fo:text-indent="0in" style:auto-text-indent="false" style:snap-to-layout-grid="false"/>
      <style:text-properties style:font-name="Arial" fo:font-weight="bold" style:font-weight-asian="bold" style:font-name-complex="Arial" style:font-weight-complex="bold"/>
    </style:style>
    <style:style style:name="P25" style:family="paragraph" style:parent-style-name="Text_20_body">
      <style:paragraph-properties fo:margin-left="0in" fo:margin-right="0in" fo:margin-top="0.0201in" fo:margin-bottom="0in" fo:line-height="150%" fo:text-align="center" style:justify-single-word="false" fo:text-indent="0in" style:auto-text-indent="false" style:snap-to-layout-grid="false"/>
      <style:text-properties style:font-name="Arial" fo:font-weight="bold" style:font-weight-asian="bold" style:font-weight-complex="bold"/>
    </style:style>
    <style:style style:name="P26" style:family="paragraph" style:parent-style-name="Text_20_body">
      <style:paragraph-properties fo:margin-left="0in" fo:margin-right="0in" fo:margin-top="0.0201in" fo:margin-bottom="0in" fo:line-height="150%" fo:text-indent="0in" style:auto-text-indent="false"/>
      <style:text-properties style:font-name="Arial"/>
    </style:style>
    <style:style style:name="P27" style:family="paragraph" style:parent-style-name="Text_20_body">
      <style:paragraph-properties fo:margin-left="0in" fo:margin-right="0in" fo:margin-top="0.0201in" fo:margin-bottom="0in" fo:line-height="150%" fo:text-indent="0in" style:auto-text-indent="false" style:snap-to-layout-grid="false"/>
      <style:text-properties style:font-name="Arial"/>
    </style:style>
    <style:style style:name="P28" style:family="paragraph" style:parent-style-name="Text_20_body">
      <style:paragraph-properties fo:margin-left="0in" fo:margin-right="0in" fo:margin-top="0.0201in" fo:margin-bottom="0in" fo:line-height="150%" fo:text-align="center" style:justify-single-word="false" fo:text-indent="0in" style:auto-text-indent="false" style:snap-to-layout-grid="false"/>
      <style:text-properties style:font-name="Arial"/>
    </style:style>
    <style:style style:name="P29" style:family="paragraph" style:parent-style-name="Table_20_Contents">
      <style:paragraph-properties fo:margin-top="0.0201in" fo:margin-bottom="0in" fo:line-height="150%" fo:text-align="center" style:justify-single-word="false"/>
      <style:text-properties style:font-name="Arial"/>
    </style:style>
    <style:style style:name="P30" style:family="paragraph" style:parent-style-name="Title">
      <style:paragraph-properties fo:margin-top="0.0201in" fo:margin-bottom="0in" fo:line-height="150%"/>
      <style:text-properties style:font-name="Arial"/>
    </style:style>
    <style:style style:name="P31" style:family="paragraph" style:parent-style-name="Title">
      <style:paragraph-properties fo:margin-top="0.0201in" fo:margin-bottom="0in" fo:line-height="150%" fo:text-align="start" style:justify-single-word="false"/>
      <style:text-properties style:font-name="Arial"/>
    </style:style>
    <style:style style:name="P32" style:family="paragraph" style:parent-style-name="Title">
      <style:paragraph-properties fo:margin-top="0.0201in" fo:margin-bottom="0in" fo:line-height="150%"/>
      <style:text-properties style:font-name="Arial" fo:background-color="#ffffff"/>
    </style:style>
    <style:style style:name="P33" style:family="paragraph" style:parent-style-name="Title">
      <style:paragraph-properties fo:margin-top="0.0201in" fo:margin-bottom="0in" fo:line-height="150%" fo:break-before="page"/>
      <style:text-properties style:font-name="Arial"/>
    </style:style>
    <style:style style:name="P34" style:family="paragraph" style:parent-style-name="InfoBlue">
      <style:paragraph-properties fo:margin-top="0.0201in" fo:margin-bottom="0in" fo:line-height="150%"/>
      <style:text-properties style:font-name="Arial"/>
    </style:style>
    <style:style style:name="P35" style:family="paragraph" style:parent-style-name="InfoBlue">
      <style:paragraph-properties fo:margin-top="0.0201in" fo:margin-bottom="0in" fo:line-height="150%" fo:text-align="justify" style:justify-single-word="false"/>
      <style:text-properties style:font-name="Arial"/>
    </style:style>
    <style:style style:name="P36" style:family="paragraph" style:parent-style-name="InfoBlue">
      <style:paragraph-properties fo:margin-top="0.0201in" fo:margin-bottom="0in" fo:line-height="150%"/>
      <style:text-properties style:font-name="Arial" text:display="true"/>
    </style:style>
    <style:style style:name="P37" style:family="paragraph" style:parent-style-name="Heading_20_1">
      <style:paragraph-properties fo:margin-top="0.0201in" fo:margin-bottom="0in" fo:line-height="150%"/>
      <style:text-properties style:font-name="Arial"/>
    </style:style>
    <style:style style:name="P38" style:family="paragraph" style:parent-style-name="Heading_20_1">
      <style:paragraph-properties fo:margin-top="0.0201in" fo:margin-bottom="0in" fo:line-height="150%" fo:break-before="page"/>
      <style:text-properties style:font-name="Arial"/>
    </style:style>
    <style:style style:name="P39" style:family="paragraph" style:parent-style-name="InfoBlue_20_list_20_item">
      <style:paragraph-properties fo:margin-top="0.0201in" fo:margin-bottom="0in" fo:line-height="150%"/>
      <style:text-properties style:font-name="Arial"/>
    </style:style>
    <style:style style:name="P40" style:family="paragraph" style:parent-style-name="InfoBlue_20_list_20_item">
      <style:paragraph-properties fo:margin-top="0.0201in" fo:margin-bottom="0in" fo:line-height="150%"/>
      <style:text-properties style:font-name="Arial" text:display="true"/>
    </style:style>
    <style:style style:name="P41" style:family="paragraph" style:parent-style-name="Heading_20_2">
      <style:paragraph-properties fo:margin-top="0.0201in" fo:margin-bottom="0in" fo:line-height="150%"/>
      <style:text-properties style:font-name="Arial"/>
    </style:style>
    <style:style style:name="P42" style:family="paragraph" style:parent-style-name="Heading_20_2" style:list-style-name="WW8Num19">
      <style:paragraph-properties fo:margin-left="0.5in" fo:margin-right="0in" fo:margin-top="0.0201in" fo:margin-bottom="0in" fo:line-height="150%" fo:text-indent="-0.25in" style:auto-text-indent="false"/>
      <style:text-properties style:font-name="Arial"/>
    </style:style>
    <style:style style:name="P43" style:family="paragraph" style:parent-style-name="Heading_20_2" style:list-style-name="WW8Num25">
      <style:paragraph-properties fo:margin-left="0.5in" fo:margin-right="0in" fo:margin-top="0.0201in" fo:margin-bottom="0in" fo:line-height="150%" fo:text-indent="-0.25in" style:auto-text-indent="false"/>
      <style:text-properties style:font-name="Arial"/>
    </style:style>
    <style:style style:name="P44" style:family="paragraph" style:parent-style-name="Heading_20_2">
      <style:paragraph-properties fo:margin-left="0.5in" fo:margin-right="0in" fo:margin-top="0.0201in" fo:margin-bottom="0in" fo:line-height="150%" fo:text-indent="0in" style:auto-text-indent="false"/>
      <style:text-properties style:font-name="Ari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ff" style:font-style-complex="italic"/>
    </style:style>
    <style:style style:name="T4" style:family="text">
      <style:text-properties text:display="true"/>
    </style:style>
    <style:style style:name="T5" style:family="text">
      <style:text-properties fo:font-weight="bold" style:font-weight-asian="bold" style:font-weight-complex="bold" text:display="true"/>
    </style:style>
    <style:style style:name="T6" style:family="text">
      <style:text-properties style:font-name-complex="Arial"/>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6"/>
      <text:p text:style-name="P6"/>
      <text:p text:style-name="P6">Sistema</text:p>
      <text:p text:style-name="P6">N.E.R.D. da AAAMAT</text:p>
      <text:p text:style-name="P2"/>
      <text:p text:style-name="P2"/>
      <text:p text:style-name="P2"/>
      <text:p text:style-name="P2"/>
      <text:p text:style-name="P7">Planejamento e Estimativas</text:p>
      <text:p text:style-name="P2"/>
      <text:p text:style-name="P2"/>
      <text:p text:style-name="P2"/>
      <text:p text:style-name="P2"/>
      <text:p text:style-name="P2"/>
      <text:p text:style-name="P2"/>
      <text:p text:style-name="P2">João Machini de Miranda</text:p>
      <text:p text:style-name="P2">Lucianna Thomaz Almeida</text:p>
      <text:p text:style-name="P2">Thiago Rodrigues Colucci</text:p>
      <text:p text:style-name="P2"/>
      <text:p text:style-name="P2"/>
      <text:p text:style-name="P2"/>
      <text:p text:style-name="P2"/>
      <text:p text:style-name="P2"/>
      <text:p text:style-name="P2"><text:soft-page-break/></text:p>
      <text:p text:style-name="P2"/>
      <text:p text:style-name="P2"/>
      <text:p text:style-name="P2"/>
      <text:p text:style-name="P3">Engenharia de Software</text:p>
      <text:p text:style-name="P3">28/10/2009 <text:s text:c="8"/></text:p>
      <text:p text:style-name="P3">Versão 1 <text:s text:c="9"/></text:p>
      <text:p text:style-name="P3">Professor Gerosa <text:s text:c="3"/></text:p>
      <text:p text:style-name="P16"/>
      <text:p text:style-name="P4"/>
      <text:p text:style-name="P30">Histórico de Versão</text:p>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Data</text:p>
          </table:table-cell>
          <table:table-cell table:style-name="Table1.A1" office:value-type="string">
            <text:p text:style-name="P29">Versão</text:p>
          </table:table-cell>
          <table:table-cell table:style-name="Table1.A1" office:value-type="string">
            <text:p text:style-name="P29">Descrição</text:p>
          </table:table-cell>
          <table:table-cell table:style-name="Table1.D1" office:value-type="string">
            <text:p text:style-name="P29">Autor</text:p>
          </table:table-cell>
        </table:table-row>
        <table:table-row>
          <table:table-cell table:style-name="Table1.A2" office:value-type="string">
            <text:p text:style-name="P29">26/10/09</text:p>
          </table:table-cell>
          <table:table-cell table:style-name="Table1.B2" office:value-type="float" office:value="0.1">
            <text:p text:style-name="P29">0.1</text:p>
          </table:table-cell>
          <table:table-cell table:style-name="Table1.A2" office:value-type="string">
            <text:p text:style-name="P29">Estimativa e Planejamento</text:p>
          </table:table-cell>
          <table:table-cell table:style-name="Table1.D2" office:value-type="string">
            <text:p text:style-name="P29">Grupo inteiro</text:p>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D2" office:value-type="string">
            <text:p text:style-name="P29"/>
          </table:table-cell>
        </table:table-row>
      </table:table>
      <text:p text:style-name="P4"/>
      <text:p text:style-name="P4"/>
      <text:p text:style-name="P33"/>
      <text:p text:style-name="P30">Project Plan</text:p>
      <text:list xml:id="list554688887" text:style-name="Outline">
        <text:list-item>
          <text:h text:style-name="P37" text:outline-level="1">Introdução</text:h>
        </text:list-item>
      </text:list>
      <text:p text:style-name="P1"><text:tab/>Esse documento descreve o plano de desenvolvimento para o sistema N.E.R.D. da AAAMAT. Abaixo estará a descrição da maneira em que a nossa equipe estará organizada e os principais marcos de iteração e entrega.</text:p>
      <text:p text:style-name="P34"/>
      <text:list xml:id="list265538929" text:continue-numbering="true" text:style-name="Outline">
        <text:list-item>
          <text:h text:style-name="P37" text:outline-level="1">Organização do Projeto</text:h>
        </text:list-item>
      </text:list>
      <text:p text:style-name="P1"><text:tab/>Basicamente, o sistema N.E.R.D. não possui módulos indepententes, nem divisão entre de pacotes bem definitos, mas um conjunto de funcionalidades que trabalham em um conjunto. Dito isso e unindo ao fato de que a nossa equipe é formada por apenas três pessoas, todos os membros estão em cargo de todas as etapas do desenvolvimento, desde a criação dos artefatos até a implementação e testes.</text:p>
      <text:p text:style-name="P1"/>
      <text:list xml:id="list620575210" text:continue-numbering="true" text:style-name="Outline">
        <text:list-item>
          <text:h text:style-name="P37" text:outline-level="1">Práticas e métricas do projeto</text:h>
        </text:list-item>
      </text:list>
      <text:p text:style-name="P14"><text:span text:style-name="T1"><text:tab/>Nossa equipe seguirá artefatos do </text:span><text:span text:style-name="T2">OpenUP</text:span><text:span text:style-name="T1"> (</text:span><text:a xlink:type="simple" xlink:href="http://www.eclipse.org/epf/downloads/"><text:span text:style-name="T1">http://www.eclipse.org/epf/downloads/</text:span></text:a><text:a xlink:type="simple" xlink:href="http://www.eclipse.org/epf/downloads/openup/"><text:span text:style-name="T1"> openup/</text:span></text:a><text:a xlink:type="simple" xlink:href="http://www.eclipse.org/epf/downloads/openup/openup_downloads.php"><text:span text:style-name="T1">openup_downloads.php</text:span></text:a><text:span text:style-name="T1">). Além disso, adotaremos práticas de programação Extrema aplicadas no código: TDD, programação pareada, desenvolvimento iterativo e integração contínua.</text:span></text:p>
      <text:p text:style-name="P14"><text:span text:style-name="T1"><text:tab/>Utilizaremos como medida da velocidade da equipe um gráfico de burndown de horas.</text:span></text:p>
      <text:list xml:id="list1735197161" text:continue-numbering="true" text:style-name="Outline">
        <text:list-item>
          <text:h text:style-name="P37" text:outline-level="1"><text:span text:style-name="T1"/></text:h>
        </text:list-item>
        <text:list-item>
          <text:h text:style-name="P38" text:outline-level="1">Project milestones and objectives</text:h>
        </text:list-item>
      </text:list>
      <text:p text:style-name="P14"><text:span text:style-name="T1"><text:tab/>Na tabela abaixo está descrito os principais datas de entrega do sistema N.E.R.D.</text:span></text:p>
      <text:p text:style-name="P14"><text:span text:style-name="T1"/></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4">Iteração</text:p>
          </table:table-cell>
          <table:table-cell table:style-name="Table2.A1" office:value-type="string">
            <text:p text:style-name="P25"><text:span text:style-name="T6">Objetivos</text:span></text:p>
          </table:table-cell>
          <table:table-cell table:style-name="Table2.A1" office:value-type="string">
            <text:p text:style-name="P24">Data de Entrega</text:p>
          </table:table-cell>
          <table:table-cell table:style-name="Table2.D1" office:value-type="string">
            <text:p text:style-name="P24">Tempo estimado para execução </text:p>
          </table:table-cell>
        </table:table-row>
        <table:table-row table:style-name="Table2.1">
          <table:table-cell table:style-name="Table2.A2" office:value-type="string">
            <text:p text:style-name="P28">I1</text:p>
          </table:table-cell>
          <table:table-cell table:style-name="Table2.A2" office:value-type="string">
            <text:list xml:id="list680408509" text:style-name="WW8Num2">
              <text:list-item>
                <text:p text:style-name="P19">Entregar versão dos artefatos planejamento e estimativas</text:p>
              </text:list-item>
            </text:list>
          </table:table-cell>
          <table:table-cell table:style-name="Table2.C2" office:value-type="date" office:date-value="2009-02-11">
            <text:p text:style-name="P28">02/11/09</text:p>
          </table:table-cell>
          <table:table-cell table:style-name="Table2.D2" office:value-type="string">
            <text:p text:style-name="P28">8 horas</text:p>
          </table:table-cell>
        </table:table-row>
        <table:table-row table:style-name="Table2.1">
          <table:table-cell table:style-name="Table2.A2" office:value-type="string">
            <text:p text:style-name="P28">I2</text:p>
          </table:table-cell>
          <table:table-cell table:style-name="Table2.A2" office:value-type="string">
            <text:list xml:id="list1103658590" text:style-name="WW8Num9">
              <text:list-item>
                <text:p text:style-name="P20">Entregar versão dos artefatos de Modelagem</text:p>
              </text:list-item>
              <text:list-item>
                <text:p text:style-name="P20">Criação do Banco de Dados</text:p>
              </text:list-item>
            </text:list>
          </table:table-cell>
          <table:table-cell table:style-name="Table2.C2" office:value-type="date" office:date-value="2009-09-11">
            <text:p text:style-name="P28">09/11/09</text:p>
          </table:table-cell>
          <table:table-cell table:style-name="Table2.D2" office:value-type="string">
            <text:p text:style-name="P28">6 horas</text:p>
          </table:table-cell>
        </table:table-row>
        <table:table-row table:style-name="Table2.1">
          <table:table-cell table:style-name="Table2.A4" office:value-type="string">
            <text:p text:style-name="P28">I3</text:p>
          </table:table-cell>
          <table:table-cell table:style-name="Table2.A4" office:value-type="string">
            <text:list xml:id="list370769804" text:continue-list="list1103658590" text:style-name="WW8Num9">
              <text:list-item text:start-value="1">
                <text:p text:style-name="P21">Entregar versão dos artefatos de Arquitetura e Design</text:p>
              </text:list-item>
            </text:list>
          </table:table-cell>
          <table:table-cell table:style-name="Table2.A4" office:value-type="string">
            <text:p text:style-name="P28">16/11/09</text:p>
          </table:table-cell>
          <table:table-cell table:style-name="Table2.D4" office:value-type="string">
            <text:p text:style-name="P28">8 horas</text:p>
          </table:table-cell>
        </table:table-row>
        <table:table-row table:style-name="Table2.1">
          <table:table-cell table:style-name="Table2.A4" office:value-type="string">
            <text:p text:style-name="P28">I4</text:p>
          </table:table-cell>
          <table:table-cell table:style-name="Table2.A4" office:value-type="string">
            <text:list xml:id="list435542101" text:continue-list="list370769804" text:style-name="WW8Num9">
              <text:list-item text:start-value="1">
                <text:p text:style-name="P21">Implementação e testes da estrutura básica de criação de assuntos</text:p>
              </text:list-item>
              <text:list-item>
                <text:p text:style-name="P21">Implementação e testes da estrutura básica de criação de tarefas dentro de assuntos</text:p>
              </text:list-item>
            </text:list>
          </table:table-cell>
          <table:table-cell table:style-name="Table2.A4" office:value-type="string">
            <text:p text:style-name="P28">21/11/09</text:p>
          </table:table-cell>
          <table:table-cell table:style-name="Table2.D4" office:value-type="string">
            <text:p text:style-name="P28">4 horas</text:p>
          </table:table-cell>
        </table:table-row>
        <table:table-row table:style-name="Table2.1">
          <table:table-cell table:style-name="Table2.A4" office:value-type="string">
            <text:p text:style-name="P28">I5</text:p>
          </table:table-cell>
          <table:table-cell table:style-name="Table2.A4" office:value-type="string">
            <text:list xml:id="list1508018482" text:continue-list="list435542101" text:style-name="WW8Num9">
              <text:list-item text:start-value="1">
                <text:p text:style-name="P21">Implementação e testes da estrutura básica de criação de registros e eventos</text:p>
              </text:list-item>
              <text:list-item>
                <text:p text:style-name="P21">Implementação e testes da visualização e filtro do conteúdo de um assunto</text:p>
              </text:list-item>
            </text:list>
          </table:table-cell>
          <table:table-cell table:style-name="Table2.A4" office:value-type="string">
            <text:p text:style-name="P28">25/11/09</text:p>
          </table:table-cell>
          <table:table-cell table:style-name="Table2.D4" office:value-type="string">
            <text:p text:style-name="P28">8 horas</text:p>
          </table:table-cell>
        </table:table-row>
        <table:table-row table:style-name="Table2.1">
          <table:table-cell table:style-name="Table2.A4" office:value-type="string">
            <text:p text:style-name="P28">I6</text:p>
          </table:table-cell>
          <table:table-cell table:style-name="Table2.A4" office:value-type="string">
            <text:list xml:id="list184867504" text:continue-list="list1508018482" text:style-name="WW8Num9">
              <text:list-item text:start-value="1">
                <text:p text:style-name="P21">Implementação e testes de uma versão funcional do sistema com visualização, edição, criação e remoção dos conteúdos</text:p>
              </text:list-item>
            </text:list>
          </table:table-cell>
          <table:table-cell table:style-name="Table2.A4" office:value-type="string">
            <text:p text:style-name="P28">30/11/09</text:p>
          </table:table-cell>
          <table:table-cell table:style-name="Table2.D4" office:value-type="string">
            <text:p text:style-name="P28">8 horas</text:p>
          </table:table-cell>
        </table:table-row>
      </table:table>
      <text:p text:style-name="P1"/>
      <text:list xml:id="list1256995691" text:continue-list="list1735197161" text:style-name="Outline">
        <text:list-item>
          <text:h text:style-name="P37" text:outline-level="1">Implantação</text:h>
        </text:list-item>
      </text:list>
      <text:p text:style-name="P14"><text:span text:style-name="T1"><text:tab/>A cada meia hora, se os testes estiverem passando, haverá um deploy.</text:span></text:p>
      <text:p text:style-name="P14"><text:span text:style-name="T1"/></text:p>
      <text:list xml:id="list1381223437" text:continue-numbering="true" text:style-name="Outline">
        <text:list-item>
          <text:h text:style-name="P37" text:outline-level="1">Lições aprendidas</text:h>
        </text:list-item>
      </text:list>
      <text:p text:style-name="P14"><text:span text:style-name="T1"><text:tab/>Ainda não há lições aprendidas.</text:span></text:p>
      <text:p text:style-name="P18"/>
      <text:p text:style-name="P32">Iteration Plan</text:p>
      <text:p text:style-name="P31"/>
      <text:p text:style-name="P34">[Note: Text enclosed in square brackets and displayed in blue italics (style=InfoBlue) is included to provide guidance to the author and should be deleted before publishing the document.]</text:p>
      <text:list xml:id="list462356568" text:continue-numbering="true" text:style-name="Outline">
        <text:list-item>
          <text:h text:style-name="P37" text:outline-level="1">1. <text:s/>Key milestones</text:h>
        </text:list-item>
      </text:list>
      <text:p text:style-name="P36">[Key dates showing timelines, such as start and end date; intermediate milestones; synchronization points with other teams; demos; and so on for the iteration.]</text:p>
      <table:table table:name="Table3" table:style-name="Table3">
        <table:table-column table:style-name="Table3.A"/>
        <table:table-column table:style-name="Table3.B"/>
        <table:table-row table:style-name="Table3.1">
          <table:table-cell table:style-name="Table3.A1" office:value-type="string">
            <text:p text:style-name="P8"><text:bookmark text:name="OLE_LINK1"/>Milestone</text:p>
          </table:table-cell>
          <table:table-cell table:style-name="Table3.B1" office:value-type="string">
            <text:p text:style-name="P8">Date</text:p>
          </table:table-cell>
        </table:table-row>
        <table:table-row table:style-name="Table3.1">
          <table:table-cell table:style-name="Table3.A1" office:value-type="string">
            <text:p text:style-name="P5">Iteration start</text:p>
          </table:table-cell>
          <table:table-cell table:style-name="Table3.B1" office:value-type="string">
            <text:p text:style-name="P5"/>
          </table:table-cell>
        </table:table-row>
        <table:table-row table:style-name="Table3.1">
          <table:table-cell table:style-name="Table3.A1" office:value-type="string">
            <text:p text:style-name="P5"/>
          </table:table-cell>
          <table:table-cell table:style-name="Table3.B1" office:value-type="string">
            <text:p text:style-name="P5"/>
          </table:table-cell>
        </table:table-row>
        <table:table-row table:style-name="Table3.1">
          <table:table-cell table:style-name="Table3.A1" office:value-type="string">
            <text:p text:style-name="P5"/>
          </table:table-cell>
          <table:table-cell table:style-name="Table3.B1" office:value-type="string">
            <text:p text:style-name="P5"/>
          </table:table-cell>
        </table:table-row>
        <table:table-row table:style-name="Table3.1">
          <table:table-cell table:style-name="Table3.A1" office:value-type="string">
            <text:p text:style-name="P5">Iteration stop</text:p>
          </table:table-cell>
          <table:table-cell table:style-name="Table3.B1" office:value-type="string">
            <text:p text:style-name="P5"/>
          </table:table-cell>
        </table:table-row>
      </table:table>
      <text:p text:style-name="P26"/>
      <text:list xml:id="list2047612382" text:continue-numbering="true" text:style-name="Outline">
        <text:list-item>
          <text:h text:style-name="P37" text:outline-level="1">2. <text:s/>High-level objectives</text:h>
        </text:list-item>
      </text:list>
      <text:p text:style-name="P36">[List the key objectives for the iteration, typically one to five. Examples follow.]</text:p>
      <text:list xml:id="list1292884347" text:style-name="WW8Num27">
        <text:list-item>
          <text:p text:style-name="P22">Address usability issues raised by Department X.</text:p>
        </text:list-item>
        <text:list-item>
          <text:p text:style-name="P22">Deliver key scenarios that showcase meaningful integration with System Y.</text:p>
        </text:list-item>
        <text:list-item>
          <text:p text:style-name="P22">Present a technical demonstration (demo).</text:p>
        </text:list-item>
      </text:list>
      <text:list xml:id="list1148367656" text:continue-list="list2047612382" text:style-name="Outline">
        <text:list-item>
          <text:h text:style-name="P37" text:outline-level="1">3. <text:s/>Work Item assignments</text:h>
        </text:list-item>
      </text:list>
      <text:p text:style-name="P34"><text:span text:style-name="T4">[This section should reference </text:span><text:span text:style-name="T5">either</text:span><text:span text:style-name="T4"> the Work Items List, which provides information about what Work Items are to be addressed in which iteration by whom, </text:span><text:span text:style-name="T5">or</text:span><text:span text:style-name="T4"> specifically call out the Work Items Lists to address in this iteration. The preferred solution depends on whether or not it is trivial for team members to find the subset of all Work Items that are assigned to the iteration by using search methods, rather than the Iteration Plan.]</text:span></text:p>
      <text:p text:style-name="P23">Please see the Work Items List for Work Items to be addressed in this iteration.</text:p>
      <text:p text:style-name="P23">or</text:p>
      <text:p text:style-name="P23">The following Work Items will be addressed in this iteration:</text:p>
      <text:p text:style-name="P23"/>
      <table:table table:name="Table5" table:style-name="Table5">
        <table:table-column table:style-name="Table5.A"/>
        <table:table-column table:style-name="Table5.B" table:number-columns-repeated="2"/>
        <table:table-column table:style-name="Table5.D"/>
        <table:table-column table:style-name="Table5.E"/>
        <table:table-column table:style-name="Table5.B"/>
        <table:table-column table:style-name="Table5.G"/>
        <table:table-column table:style-name="Table5.H"/>
        <table:table-column table:style-name="Table5.I"/>
        <text:soft-page-break/>
        <table:table-row table:style-name="Table5.1">
          <table:table-cell table:style-name="Table5.A1" office:value-type="string">
            <text:p text:style-name="P9">Name or key words of description</text:p>
          </table:table-cell>
          <table:table-cell table:style-name="Table5.A1" office:value-type="string">
            <text:p text:style-name="P9">Priority  </text:p>
          </table:table-cell>
          <table:table-cell table:style-name="Table5.A1" office:value-type="string">
            <text:p text:style-name="P9">Size estimate (points)</text:p>
          </table:table-cell>
          <table:table-cell table:style-name="Table5.A1" office:value-type="string">
            <text:p text:style-name="P9">State</text:p>
          </table:table-cell>
          <table:table-cell table:style-name="Table5.A1" office:value-type="string">
            <text:p text:style-name="P9">Reference material</text:p>
          </table:table-cell>
          <table:table-cell table:style-name="Table5.A1" office:value-type="string">
            <text:p text:style-name="P9">Target iteration</text:p>
          </table:table-cell>
          <table:table-cell table:style-name="Table5.A1" office:value-type="string">
            <text:p text:style-name="P9">Assigned to (name)</text:p>
          </table:table-cell>
          <table:table-cell table:style-name="Table5.A1" office:value-type="string">
            <text:p text:style-name="P9">Hours worked </text:p>
          </table:table-cell>
          <table:table-cell table:style-name="Table5.I1" office:value-type="string">
            <text:p text:style-name="P9">Estimate of hours remaining </text:p>
          </table:table-cell>
        </table:table-row>
        <table:table-row table:style-name="Table5.2">
          <table:table-cell table:style-name="Table5.A2" office:value-type="string">
            <text:p text:style-name="P10"/>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1"/>
          </table:table-cell>
        </table:table-row>
        <table:table-row table:style-name="Table5.2">
          <table:table-cell table:style-name="Table5.A2" office:value-type="string">
            <text:p text:style-name="P10"/>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1"/>
          </table:table-cell>
        </table:table-row>
        <table:table-row table:style-name="Table5.2">
          <table:table-cell table:style-name="Table5.A2" office:value-type="string">
            <text:p text:style-name="P10"/>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1"/>
          </table:table-cell>
        </table:table-row>
      </table:table>
      <text:p text:style-name="P17"/>
      <text:list xml:id="list765461253" text:continue-numbering="true" text:style-name="Outline">
        <text:list-item>
          <text:h text:style-name="P37" text:outline-level="1">4. Issues</text:h>
        </text:list-item>
      </text:list>
      <text:p text:style-name="P36"><text:s/>[List any issues to be solved during the iteration. Update status when new issues are reported during the daily meetings]</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Issue</text:p>
          </table:table-cell>
          <table:table-cell table:style-name="Table4.A1" office:value-type="string">
            <text:p text:style-name="P9">Status</text:p>
          </table:table-cell>
          <table:table-cell table:style-name="Table4.C1" office:value-type="string">
            <text:p text:style-name="P9">Notes</text:p>
          </table:table-cell>
        </table:table-row>
        <table:table-row table:style-name="Table4.1">
          <table:table-cell table:style-name="Table4.A2" office:value-type="string">
            <text:p text:style-name="P27"/>
          </table:table-cell>
          <table:table-cell table:style-name="Table4.A2" office:value-type="string">
            <text:p text:style-name="P27"/>
          </table:table-cell>
          <table:table-cell table:style-name="Table4.C2" office:value-type="string">
            <text:p text:style-name="P27"/>
          </table:table-cell>
        </table:table-row>
      </table:table>
      <text:p text:style-name="P1"/>
      <text:list xml:id="list666953728" text:continue-numbering="true" text:style-name="Outline">
        <text:list-item>
          <text:h text:style-name="P37" text:outline-level="1">5. <text:s/>Evaluation criteria</text:h>
        </text:list-item>
      </text:list>
      <text:p text:style-name="P36">[A brief description of how to evaluate whether the high-level objectives were met. Examples follow.]</text:p>
      <text:list xml:id="list2102733007" text:continue-numbering="true" text:style-name="Outline">
        <text:list-item>
          <text:list>
            <text:list-item>
              <text:h text:style-name="P41" text:outline-level="2">97% of system-level test cases passed.</text:h>
            </text:list-item>
            <text:list-item>
              <text:h text:style-name="P41" text:outline-level="2">Walkthrough of iteration build with Departments X and Y received favorable response.</text:h>
            </text:list-item>
            <text:list-item>
              <text:h text:style-name="P41" text:outline-level="2">Favorable response to technical demo.</text:h>
            </text:list-item>
          </text:list>
        </text:list-item>
        <text:list-item>
          <text:h text:style-name="P37" text:outline-level="1">6. <text:s/>Assessment</text:h>
        </text:list-item>
      </text:list>
      <text:p text:style-name="P36">[Use this section for capturing and communicating results and actions from assessments, which are typically done at the end of each iteration. If you don’t do this, the team may not be able to improve the way they develop software.]</text:p>
      <table:table table:name="Table6" table:style-name="Table6">
        <table:table-column table:style-name="Table6.A"/>
        <table:table-column table:style-name="Table6.B"/>
        <table:table-row table:style-name="Table6.1">
          <table:table-cell table:style-name="Table6.A1" office:value-type="string">
            <text:p text:style-name="P12">Assessment target</text:p>
          </table:table-cell>
          <table:table-cell table:style-name="Table6.B1" office:value-type="string">
            <text:p text:style-name="P5"><text:span text:style-name="T3">[This c</text:span><text:span text:style-name="T3">ould be the entire iteration or just a specific component]</text:span></text:p>
          </table:table-cell>
        </table:table-row>
        <table:table-row table:style-name="Table6.1">
          <table:table-cell table:style-name="Table6.A1" office:value-type="string">
            <text:p text:style-name="P5">Assessment date</text:p>
          </table:table-cell>
          <table:table-cell table:style-name="Table6.B1" office:value-type="string">
            <text:p text:style-name="P13"/>
          </table:table-cell>
        </table:table-row>
        <table:table-row table:style-name="Table6.1">
          <table:table-cell table:style-name="Table6.A1" office:value-type="string">
            <text:p text:style-name="P5">Participants</text:p>
          </table:table-cell>
          <table:table-cell table:style-name="Table6.B1" office:value-type="string">
            <text:p text:style-name="P13"/>
          </table:table-cell>
        </table:table-row>
        <table:table-row table:style-name="Table6.1">
          <table:table-cell table:style-name="Table6.A1" office:value-type="string">
            <text:p text:style-name="P5">Project status</text:p>
          </table:table-cell>
          <table:table-cell table:style-name="Table6.B1" office:value-type="string">
            <text:p text:style-name="P15">[For example, express as Red, Yellow, or Green.]</text:p>
          </table:table-cell>
        </table:table-row>
      </table:table>
      <text:p text:style-name="P1"/>
      <text:list xml:id="list1782181063" text:style-name="WW8Num19">
        <text:list-item>
          <text:h text:style-name="P42" text:outline-level="2">Assessment against objectives</text:h>
        </text:list-item>
      </text:list>
      <text:p text:style-name="P39">[Document whether you addressed the objectives as specified in the Iteration Plan.]</text:p>
      <text:list xml:id="list955767839" text:style-name="WW8Num25">
        <text:list-item>
          <text:h text:style-name="P43" text:outline-level="2"><text:soft-page-break/>Work Items: Planned compared to actually completed</text:h>
        </text:list-item>
      </text:list>
      <text:p text:style-name="P39">[Summarize whether all Work Items planned to be addressed in the iteration were addressed, and which Work Items were postponed or added.]</text:p>
      <text:list xml:id="list325934968" text:continue-list="list2102733007" text:style-name="Outline">
        <text:list-item>
          <text:list>
            <text:list-header>
              <text:h text:style-name="P44" text:outline-level="2" text:is-list-header="true">Assessment against Evaluation Criteria Test results</text:h>
            </text:list-header>
          </text:list>
        </text:list-item>
      </text:list>
      <text:p text:style-name="P39">[Document whether you met the evaluation criteria as specified in the Iteration Plan. This could include information such as “Demo for Department X was well-received, with some concerns raised around usability,” or “495 test cases were automated with a 98% pass rate. 9 test cases were deferred because the corresponding Work Items were postponed.”]</text:p>
      <text:list xml:id="list1039081084" text:continue-list="list955767839" text:style-name="WW8Num25">
        <text:list-item>
          <text:h text:style-name="P43" text:outline-level="2">Other concerns and deviations</text:h>
        </text:list-item>
      </text:list>
      <text:p text:style-name="P40">[List other areas that have been evaluated, such as financials, or schedule deviation, as well as Stakeholder feedback not captured elsewhere.]</text:p>
      <text:p text:style-name="P1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MS Mincho" svg:font-family="'MS Mincho', 'ＭＳ 明朝'"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left="0.25in" fo:margin-right="0in" fo:margin-top="0in" fo:margin-bottom="0.0835in" fo:text-indent="0in" style:auto-text-indent="false"/>
      <style:text-properties fo:color="#0000ff" style:font-name="Times"/>
    </style:style>
    <style:style style:name="Heading_20_1" style:display-name="Heading 1" style:family="paragraph" style:parent-style-name="Standard" style:next-style-name="Standard" style:list-style-name="Outline" style:class="text" style:default-outline-level="1">
      <style:paragraph-properties fo:margin-top="0.0835in" fo:margin-bottom="0.0417in" fo:keep-with-next="always"/>
      <style:text-properties style:font-name="Arial" fo:font-size="12pt"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foBlue_20_list_20_item" style:display-name="InfoBlue list item" style:family="paragraph" style:parent-style-name="InfoBlue">
      <style:paragraph-properties fo:margin-left="0.5in" fo:margin-right="0in" fo:text-indent="0in" style:auto-text-indent="false"/>
      <style:text-properties text:display="true"/>
    </style:style>
    <style:style style:name="Heading_20_2" style:display-name="Heading 2" style:family="paragraph" style:parent-style-name="Heading_20_1" style:next-style-name="Standard" style:list-style-name="Outline" style:class="text" style:default-outline-level="2">
      <style:text-properties fo:font-size="10pt" style:font-size-asian="10pt"/>
    </style:style>
    <style:style style:name="WW8Num2z1" style:family="text">
      <style:text-properties style:font-name="Symbol"/>
    </style:style>
    <style:style style:name="WW8Num2z2" style:family="text">
      <style:text-properties style:font-name="Wingdings"/>
    </style:style>
    <style:style style:name="WW8Num2z4" style:family="text">
      <style:text-properties style:font-name="Courier New1"/>
    </style:style>
    <style:style style:name="WW8Num9z1" style:family="text">
      <style:text-properties style:font-name="Symbol"/>
    </style:style>
    <style:style style:name="WW8Num9z2" style:family="text">
      <style:text-properties style:font-name="Wingdings"/>
    </style:style>
    <style:style style:name="WW8Num9z4" style:family="text">
      <style:text-properties style:font-name="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53:01</meta:creation-date>
    <dc:date>2009-10-26T19:39:47</dc:date>
    <meta:editing-duration>PT01H27M07S</meta:editing-duration>
    <meta:editing-cycles>11</meta:editing-cycles>
    <meta:generator>OpenOffice.org/3.0$Linux OpenOffice.org_project/300m15$Build-9379</meta:generator>
    <meta:document-statistic meta:table-count="6" meta:image-count="0" meta:object-count="0" meta:page-count="8" meta:paragraph-count="117" meta:word-count="857" meta:character-count="5508"/>
    <meta:user-defined meta:name="Company">&lt;Company Name&gt;</meta:user-defined>
    <meta:user-defined meta:name="Info 2"/>
    <meta:user-defined meta:name="Info 3"/>
    <meta:user-defined meta:name="Info 4"/>
  </office:meta>
</office:document-meta>
</file>